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a72" officeooo:paragraph-rsid="000fea72"/>
    </style:style>
    <style:style style:name="P2" style:family="paragraph" style:parent-style-name="Standard">
      <style:text-properties officeooo:rsid="00119250" officeooo:paragraph-rsid="001192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s created without inputting mandatory data</text:p>
      <text:p text:style-name="P1">Gives error upon submitting after inputting just first field</text:p>
      <text:p text:style-name="P1">in admin, user type required message not showing up</text:p>
      <text:p text:style-name="P1">admin is not getting created</text:p>
      <text:p text:style-name="P1">reset in admin is not working</text:p>
      <text:p text:style-name="P1">editing admin enables debugger</text:p>
      <text:p text:style-name="P2">submit in admin edit also not wor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2T17:32:02.700042952</meta:creation-date>
    <dc:date>2023-08-02T18:24:32.393714723</dc:date>
    <meta:editing-duration>PT32M9S</meta:editing-duration>
    <meta:editing-cycles>1</meta:editing-cycles>
    <meta:document-statistic meta:table-count="0" meta:image-count="0" meta:object-count="0" meta:page-count="1" meta:paragraph-count="7" meta:word-count="46" meta:character-count="280" meta:non-whitespace-character-count="241"/>
    <meta:generator>LibreOffice/6.0.7.3$Linux_X86_64 LibreOffice_project/00m0$Build-3</meta:generator>
  </office:meta>
</office:document-meta>
</file>